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477cc" officeooo:paragraph-rsid="001477cc"/>
    </style:style>
    <style:style style:name="P2" style:family="paragraph" style:parent-style-name="Preformatted_20_Text">
      <style:text-properties style:use-window-font-color="true"/>
    </style:style>
    <style:style style:name="P3" style:family="paragraph" style:parent-style-name="Preformatted_20_Text">
      <style:text-properties officeooo:rsid="001c1e31" officeooo:paragraph-rsid="001c1e31"/>
    </style:style>
    <style:style style:name="P4" style:family="paragraph" style:parent-style-name="Preformatted_20_Text">
      <style:text-properties officeooo:rsid="001db9cc" officeooo:paragraph-rsid="001db9cc"/>
    </style:style>
    <style:style style:name="P5" style:family="paragraph" style:parent-style-name="Preformatted_20_Text">
      <style:text-properties officeooo:paragraph-rsid="001db9cc"/>
    </style:style>
    <style:style style:name="T1" style:family="text">
      <style:text-properties fo:color="#ce181e"/>
    </style:style>
    <style:style style:name="T2" style:family="text">
      <style:text-properties fo:color="#ce181e" style:font-name="Liberation Mono" fo:font-size="10pt" style:font-name-asian="NSimSun" style:font-size-asian="10pt" style:font-name-complex="Liberation Mono" style:font-size-complex="10pt"/>
    </style:style>
    <style:style style:name="T3" style:family="text">
      <style:text-properties officeooo:rsid="001477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**** <text:s/>**** </text:p>
      <text:p text:style-name="Preformatted_20_Text"/>
      <text:p text:style-name="Preformatted_20_Text">XPATH</text:p>
      <text:p text:style-name="Preformatted_20_Text"/>
      <text:p text:style-name="Preformatted_20_Text">1.- <text:s text:c="2"/>collection(/ejercicios)/universidad/nombre</text:p>
      <text:p text:style-name="Preformatted_20_Text">2.- <text:s text:c="2"/>collection(/ejercicios)/universidad/pais</text:p>
      <text:p text:style-name="Preformatted_20_Text">3.- <text:s text:c="2"/>collection(/ejercicios)/universidad/carreras/carrera/nombre <text:s/></text:p>
      <text:p text:style-name="Preformatted_20_Text">4.- <text:s text:c="2"/>collection(/ejercicios)//carrera/plan</text:p>
      <text:p text:style-name="Preformatted_20_Text">5.- <text:s text:c="2"/><text:span text:style-name="T1">collection(/ejercicios)//alumnos/alumno/nombre</text:span></text:p>
      <text:p text:style-name="Preformatted_20_Text"/>
      <text:p text:style-name="Preformatted_20_Text"><text:span text:style-name="T3">Tiene sentido que la consulta permita saber el plan de las carreras o bien </text:span>//carrera/nombre|//carrera/plan</text:p>
      <text:p text:style-name="P1">si solo te interesa el año y no de que carrera es </text:p>
      <text:p text:style-name="Preformatted_20_Text">distinct-values(//carrera/plan)</text:p>
      <text:p text:style-name="Preformatted_20_Text"><text:s/></text:p>
      <text:p text:style-name="Preformatted_20_Text">6.- <text:s text:c="2"/>collection(/ejercicios)/universidad/carreras/carrera/@id/string()</text:p>
      <text:p text:style-name="Preformatted_20_Text">7.- <text:s text:c="2"/>collection(/ejercicios)/universidad/carreras/carrera[@id='c01']<text:line-break/>8.- <text:s/>/universidad/carreras/carrera[@id='c02']/centro</text:p>
      <text:p text:style-name="Preformatted_20_Text">9.- <text:s text:c="2"/>collection(/ejercicios)/universidad/carreras/carrera[exists(subdirector)]/nombre</text:p>
      <text:p text:style-name="Preformatted_20_Text">10.- <text:s/>collection(/ejercicios)/universidad/alumnos/alumno/estudios[exists(proyecto)]/../nombre</text:p>
      <text:p text:style-name="Preformatted_20_Text">11.- <text:s/>collection(/ejercicios)//carrera [attribute::id=[//alumno/estudios/carrera/attribute::codigo]]/attribute::id/string() </text:p>
      <text:p text:style-name="Preformatted_20_Text"><text:span text:style-name="T2">distinct-values(data(//</text:span><text:span text:style-name="T1">alumno//estudios/carrera/@codigo))</text:span></text:p>
      <text:p text:style-name="Preformatted_20_Text">12.- <text:s/>collection(/ejercicios)//alumno[@beca]/nombre | //alumno[@beca]/apellido1 | //alumno[@beca]/apellido2</text:p>
      <text:p text:style-name="Preformatted_20_Text">13.- <text:span text:style-name="T1"><text:s/>collection(/ejercicios)//carrera [attribute::id=[//alumno/estudios/carrera/attribute::codigo]]/attribute::id/string()</text:span> </text:p>
      <text:p text:style-name="Preformatted_20_Text">//asignaturas/asignatura[@titulacion="c04"]/nombre</text:p>
      <text:p text:style-name="Preformatted_20_Text">14.- <text:span text:style-name="T1">collection(/ejercicios)//asignaturas/asignatura[trimestre=2]/nombrecollection(/ejercicios)</text:span></text:p>
      <text:p text:style-name="P2">collection(/ejercicios)//asignaturas/asignatura[trimestre=2]/nombre</text:p>
      <text:p text:style-name="Preformatted_20_Text">15.- <text:s/>collection(/ejercicios)//asignaturas/asignatura[creditos_teoricos!=4]/nombre</text:p>
      <text:p text:style-name="Preformatted_20_Text">16.- <text:s/>collection(/ejercicios)//alumno[last()]/estudios/carrera/attribute::codigo/string()</text:p>
      <text:p text:style-name="Preformatted_20_Text">17.- <text:s/>collection(/ejercicios)//alumno[sexo='Mujer']/estudios/carrera/attribute::codigo/string()</text:p>
      <text:p text:style-name="Preformatted_20_Text">18.- collection(/ejercicios)//alumno[estudios/asignaturas/asignatura[attribute::codigo='a02']]/nombre</text:p>
      <text:p text:style-name="Preformatted_20_Text">collection(/ejercicios)//alumno[estudios/asignaturas/asignatura[@codigo='a02']]/nombre</text:p>
      <text:p text:style-name="Preformatted_20_Text">19.- <text:s/><text:span text:style-name="T1">collection(/ejercicios)//alumno/estudios/asignaturas/asignatura/../../carrera/@codigo/string()</text:span></text:p>
      <text:p text:style-name="P3">mejor da el codigo sin repeticiones</text:p>
      <text:p text:style-name="Preformatted_20_Text">distinct-values(data(//alumno/estudios/asignaturas/asignatura/../../carrera/@codigo))</text:p>
      <text:p text:style-name="Preformatted_20_Text">20.- <text:s/>collection(/ejercicios)//alumno[sexo='Hombre']/concat(apellido1,' ',apellido2)</text:p>
      <text:p text:style-name="Preformatted_20_Text">21.- <text:s/>collection(/ejercicios)//carrera[attribute::id=[//alumno[nombre='Víctor Manuel']/estudios/carrera/attribute::codigo]]/nombre</text:p>
      <text:p text:style-name="Preformatted_20_Text">22.- <text:s/><text:soft-page-break/>collection(/ejercicios)//asignatura[@id=[//alumno[nombre='Luisa']/estudios/asignaturas/asignatura/@codigo]]/nombre</text:p>
      <text:p text:style-name="Preformatted_20_Text"/>
      <text:p text:style-name="Preformatted_20_Text">23.- collection(/ejercicios)//alumno/estudios/asignaturas/asignatura[@codigo=[//asignatura[nombre='Tecnología de los Alimentos']/@id]]/../../../apellido1</text:p>
      <text:p text:style-name="P4">alumnos matriculadoes en ingenieria del sw</text:p>
      <text:p text:style-name="P4"/>
      <text:p text:style-name="P5">24.- <text:s/>collection(/ejercicios)//carrera[@id=//alumno[.//asignatura[@codigo=//asignatura[nombre='Tecnología de los Alimentos']<text:a xlink:type="simple" xlink:href="../../../@id" text:style-name="Internet_20_link" text:visited-style-name="Visited_20_Internet_20_Link">/@id</text:a>]]//carrera/@codigo]/nombre</text:p>
      <text:p text:style-name="P5"/>
      <text:p text:style-name="P5">25.- <text:s/>collection(/ejercicios)//alumno[not(/estudios/carrera/@codigo=[//carrera[subdirector]/@codigo])]/nombre</text:p>
      <text:p text:style-name="Preformatted_20_Text">26.- <text:s/>collection(/ejercicios)//alumno[.//asignatura/@codigo=//asignatura[creditos_practicos=0]/@id][.//carrera/@codigo=//carrera[nombre='I.T. Informática']/@id]/nombre</text:p>
      <text:p text:style-name="Preformatted_20_Text">27.- <text:s/>collection(/ejercicios)//alumno[.//carrera/@codigo=//carrera[not(plan&gt;=2002)]/@id]/nombre</text:p>
      <text:p text:style-name="Preformatted_20_Text"/>
      <text:p text:style-name="Preformatted_20_Text"/>
      <text:p text:style-name="Preformatted_20_Text">XQUERY</text:p>
      <text:p text:style-name="Preformatted_20_Text"/>
      <text:p text:style-name="Preformatted_20_Text">1.- <text:s/>for $lib in collection(/ejercicios)/bib/libro return $lib/titulo</text:p>
      <text:p text:style-name="Preformatted_20_Text">2.- <text:s/>for $lib in collection(/ejercicios)/bib/libro order by $lib/año return &lt;libro&gt;{$lib/@año} {$lib/titulo}&lt;/libro&gt;</text:p>
      <text:p text:style-name="Preformatted_20_Text">3.- <text:s/>for $lib in collection(/ejercicios)/bib/libro where $lib/precio = 65.95 <text:s/>return $lib</text:p>
      <text:p text:style-name="Preformatted_20_Text">4.- <text:s/>for $lib in collection(/ejercicios)/bib/libro where $lib/@año &lt; 2000 <text:s/>return $lib</text:p>
      <text:p text:style-name="Preformatted_20_Text">5.- <text:s/>for $lib in collection(/ejercicios)/bib/libro where $lib/editorial='Addison-Wesley' and $lib/@año&gt;1992 return &lt;libro&gt;{$lib/@año}{$lib/titulo}&lt;/libro&gt;</text:p>
      <text:p text:style-name="Preformatted_20_Text">6.- <text:s/>for $lib in collection(/ejercicios)/bib/libro where count($lib/autor) &gt; 1 return &lt;libro&gt;{$lib/@año}{$lib/titulo} &lt;/libro&gt;</text:p>
      <text:p text:style-name="Preformatted_20_Text">7.- <text:s/>for $lib in collection(/ejercicios)/bib/libro where count($lib/autor)= 0 return &lt;libro&gt;{$lib/@año}{$lib/titulo} &lt;/libro&gt;</text:p>
      <text:p text:style-name="Preformatted_20_Text">8.- <text:s/>for $lib in distinct-values(collection(/ejercicios)/bib/libro/autor/apellido) order by $lib return ($lib)</text:p>
      <text:p text:style-name="Preformatted_20_Text">9.- <text:s/>for $lib in collection(/ejercicios)/bib/libro <text:s/>return &lt;result&gt;{$lib/titulo}{$lib/autor}&lt;/result&gt;</text:p>
      <text:p text:style-name="Preformatted_20_Text">10.- for $lib in collection(/ejercicios)/bib/libro <text:s/>return &lt;libro&gt;{$lib/titulo}&lt;numero_autores&gt;{$lib/count(autor)}&lt;/numero_autores&gt;&lt;/libro&gt;</text:p>
      <text:p text:style-name="Preformatted_20_Text"/>
      <text:p text:style-name="Preformatted_20_Text">****Las últimas consultas, relaccionadas con el almacen de libros, no se pueden realizar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1T17:02:06.145000000</dc:date>
    <meta:editing-duration>PT1H4M30S</meta:editing-duration>
    <meta:editing-cycles>8</meta:editing-cycles>
    <meta:generator>LibreOffice/5.4.4.2$Windows_X86_64 LibreOffice_project/2524958677847fb3bb44820e40380acbe820f960</meta:generator>
    <meta:document-statistic meta:table-count="0" meta:image-count="0" meta:object-count="0" meta:page-count="2" meta:paragraph-count="51" meta:word-count="229" meta:character-count="4398" meta:non-whitespace-character-count="4166"/>
  </office:meta>
</office:document-meta>
</file>